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dvOT1ef757c0" svg:font-family="AdvOT1ef757c0"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Überschrift4" style:master-page-name="MP0" style:family="paragraph">
      <style:paragraph-properties fo:break-before="page" fo:text-align="center"/>
      <style:text-properties style:font-name="Arial" style:font-name-complex="Arial" fo:font-size="11pt" style:font-size-asian="11pt" style:font-size-complex="11pt"/>
    </style:style>
    <style:style style:name="P2" style:parent-style-name="Textbody" style:family="paragraph">
      <style:text-properties style:font-name="Arial" style:font-name-complex="Arial" style:font-weight-complex="bold" fo:font-size="11pt" style:font-size-asian="11pt" style:font-size-complex="11pt"/>
    </style:style>
    <style:style style:name="P3" style:parent-style-name="Textbody" style:family="paragraph">
      <style:text-properties style:font-name="Arial" style:font-name-complex="Arial" style:font-weight-complex="bold" fo:font-size="11pt" style:font-size-asian="11pt" style:font-size-complex="11pt"/>
    </style:style>
    <style:style style:name="P4" style:parent-style-name="Überschrift4" style:family="paragraph">
      <style:text-properties style:font-name="Arial" style:font-name-complex="Arial" fo:font-size="11pt" style:font-size-asian="11pt" style:font-size-complex="11pt"/>
    </style:style>
    <style:style style:name="P5" style:parent-style-name="Textbody" style:family="paragraph">
      <style:paragraph-properties fo:margin-bottom="0in"/>
    </style:style>
    <style:style style:name="T6" style:parent-style-name="Absatz-Standardschriftart" style:family="text">
      <style:text-properties style:font-name="Arial" style:font-name-complex="Arial" fo:font-size="11pt" style:font-size-asian="11pt" style:font-size-complex="11pt"/>
    </style:style>
    <style:style style:name="T7" style:parent-style-name="Absatz-Standardschriftart" style:family="text">
      <style:text-properties style:font-name="Arial" style:font-name-complex="Arial" fo:font-size="11pt" style:font-size-asian="11pt" style:font-size-complex="11pt"/>
    </style:style>
    <style:style style:name="P8" style:parent-style-name="Überschrift4" style:family="paragraph">
      <style:text-properties style:font-name="Arial" style:font-name-complex="Arial" fo:font-size="11pt" style:font-size-asian="11pt" style:font-size-complex="11pt"/>
    </style:style>
    <style:style style:name="P9" style:parent-style-name="Textbody" style:family="paragraph">
      <style:text-properties style:font-name="Arial" style:font-name-complex="Arial"/>
    </style:style>
    <style:style style:name="P10" style:parent-style-name="Textbody" style:family="paragraph">
      <style:text-properties style:font-name="Arial" style:font-name-complex="Arial"/>
    </style:style>
    <style:style style:name="P11" style:parent-style-name="Textbody" style:family="paragraph">
      <style:text-properties style:font-name="Arial" style:font-name-complex="Arial"/>
    </style:style>
    <style:style style:name="P12" style:parent-style-name="Überschrift4" style:family="paragraph">
      <style:text-properties style:font-name="Arial" style:font-name-complex="Arial" fo:font-size="11pt" style:font-size-asian="11pt" style:font-size-complex="11pt"/>
    </style:style>
    <style:style style:name="P13" style:parent-style-name="Textbody" style:family="paragraph">
      <style:text-properties style:font-name="Arial" style:font-name-complex="Arial" fo:font-size="11pt" style:font-size-asian="11pt" style:font-size-complex="11pt"/>
    </style:style>
    <style:style style:name="P14" style:parent-style-name="Textbody" style:family="paragraph">
      <style:text-properties style:font-name="Arial" style:font-name-complex="Arial" fo:font-size="11pt" style:font-size-asian="11pt" style:font-size-complex="11pt"/>
    </style:style>
    <style:style style:name="T15" style:parent-style-name="Absatz-Standardschriftart" style:family="text">
      <style:text-properties style:font-name="AdvOT1ef757c0" fo:color="#000000" fo:font-size="11pt" style:font-size-asian="11pt" style:font-size-complex="11pt"/>
    </style:style>
    <style:style style:name="T16" style:parent-style-name="Absatz-Standardschriftart" style:family="text">
      <style:text-properties style:font-name="AdvOT1ef757c0" fo:color="#000000" fo:font-size="11pt" style:font-size-asian="11pt" style:font-size-complex="11pt"/>
    </style:style>
    <style:style style:name="P17" style:parent-style-name="Überschrift4" style:family="paragraph">
      <style:text-properties style:font-name="Arial" style:font-name-complex="Arial" fo:font-size="11pt" style:font-size-asian="11pt" style:font-size-complex="11pt"/>
    </style:style>
    <style:style style:name="P18" style:parent-style-name="Textbody" style:family="paragraph">
      <style:text-properties style:font-name="Arial" style:font-name-complex="Arial" fo:font-size="11pt" style:font-size-asian="11pt" style:font-size-complex="11pt"/>
    </style:style>
    <style:style style:name="P19" style:parent-style-name="Textbody" style:family="paragraph">
      <style:text-properties style:font-name="Arial" style:font-name-complex="Arial" fo:font-size="11pt" style:font-size-asian="11pt" style:font-size-complex="11pt"/>
    </style:style>
    <style:style style:name="P20" style:parent-style-name="Überschrift4" style:family="paragraph">
      <style:text-properties style:font-name="Arial" style:font-name-complex="Arial" fo:font-size="11pt" style:font-size-asian="11pt" style:font-size-complex="11pt"/>
    </style:style>
    <style:style style:name="P21" style:parent-style-name="Textbody" style:family="paragraph">
      <style:text-properties style:font-name="Arial" style:font-name-complex="Arial" fo:font-size="11pt" style:font-size-asian="11pt" style:font-size-complex="11pt"/>
    </style:style>
    <style:style style:name="P22" style:parent-style-name="Textbody" style:family="paragraph">
      <style:text-properties style:font-name="Arial" style:font-name-complex="Arial" fo:font-size="11pt" style:font-size-asian="11pt" style:font-size-complex="11pt"/>
    </style:style>
    <style:style style:name="P23" style:parent-style-name="Überschrift4" style:family="paragraph">
      <style:text-properties style:font-name="Arial" style:font-name-complex="Arial" fo:font-size="11pt" style:font-size-asian="11pt" style:font-size-complex="11pt"/>
    </style:style>
    <style:style style:name="P24" style:parent-style-name="Textbody" style:family="paragraph">
      <style:text-properties style:font-name="Arial" style:font-name-complex="Arial" fo:font-size="11pt" style:font-size-asian="11pt" style:font-size-complex="11pt"/>
    </style:style>
    <style:style style:name="T25" style:parent-style-name="Absatz-Standardschriftart" style:family="text">
      <style:text-properties style:font-name="Arial" style:font-name-complex="Arial" fo:font-size="11pt" style:font-size-asian="11pt" style:font-size-complex="11pt"/>
    </style:style>
    <style:style style:name="T26" style:parent-style-name="Absatz-Standardschriftart" style:family="text">
      <style:text-properties style:font-name="Arial" style:font-name-complex="Arial" fo:font-size="11pt" style:font-size-asian="11pt" style:font-size-complex="11pt"/>
    </style:style>
    <style:style style:name="T27" style:parent-style-name="Absatz-Standardschriftart" style:family="text">
      <style:text-properties style:font-name="Arial" style:font-name-complex="Arial" fo:font-size="11pt" style:font-size-asian="11pt" style:font-size-complex="11pt"/>
    </style:style>
    <style:style style:name="T28" style:parent-style-name="Absatz-Standardschriftar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29" style:parent-style-name="Absatz-Standardschriftart" style:family="text">
      <style:text-properties style:font-name="Arial" style:font-name-complex="Arial" fo:font-size="11pt" style:font-size-asian="11pt" style:font-size-complex="11pt"/>
    </style:style>
    <style:style style:name="P30" style:parent-style-name="Textbody" style:family="paragraph">
      <style:text-properties style:font-name="Arial" style:font-name-complex="Arial" fo:font-size="11pt" style:font-size-asian="11pt" style:font-size-complex="11pt"/>
    </style:style>
    <style:style style:name="P31" style:parent-style-name="Überschrift4" style:family="paragraph">
      <style:text-properties style:font-name="Arial" style:font-name-complex="Arial" fo:font-size="11pt" style:font-size-asian="11pt" style:font-size-complex="11pt"/>
    </style:style>
    <style:style style:name="P32" style:parent-style-name="Textbody" style:family="paragraph">
      <style:text-properties style:font-name="Arial" style:font-name-complex="Arial" fo:font-size="11pt" style:font-size-asian="11pt" style:font-size-complex="11pt"/>
    </style:style>
    <style:style style:name="P33" style:parent-style-name="Überschrift4" style:family="paragraph">
      <style:text-properties style:font-name="Arial" style:font-name-complex="Arial" fo:font-size="11pt" style:font-size-asian="11pt" style:font-size-complex="11pt"/>
    </style:style>
    <style:style style:name="P34" style:parent-style-name="Überschrift4" style:family="paragraph">
      <style:text-properties style:font-name="Arial" style:font-name-complex="Arial" fo:font-size="11pt" style:font-size-asian="11pt" style:font-size-complex="11pt"/>
    </style:style>
    <style:style style:name="P35" style:parent-style-name="Textbody" style:family="paragraph">
      <style:paragraph-properties fo:margin-bottom="0in"/>
      <style:text-properties style:font-name="Arial" style:font-name-complex="Arial" fo:font-size="11pt" style:font-size-asian="11pt" style:font-size-complex="11pt"/>
    </style:style>
    <style:style style:name="P36" style:parent-style-name="Textbody" style:family="paragraph">
      <style:paragraph-properties fo:text-align="end" fo:margin-bottom="0in"/>
    </style:style>
    <style:style style:name="T37" style:parent-style-name="Absatz-Standardschriftart" style:family="text">
      <style:text-properties style:font-name="Arial" style:font-name-complex="Arial" fo:font-weight="bold" style:font-weight-asian="bold" fo:font-size="11pt" style:font-size-asian="11pt" style:font-size-complex="11pt"/>
    </style:style>
    <style:style style:name="T38" style:parent-style-name="Absatz-Standardschriftart" style:family="text">
      <style:text-properties style:font-name="Arial" style:font-name-complex="Arial" fo:font-weight="bold" style:font-weight-asian="bold" fo:font-size="11pt" style:font-size-asian="11pt" style:font-size-complex="11pt"/>
    </style:style>
    <style:style style:name="T39" style:parent-style-name="Absatz-Standardschriftart" style:family="text">
      <style:text-properties style:font-name="Arial" style:font-name-complex="Arial" fo:font-weight="bold" style:font-weight-asian="bold" fo:font-size="11pt" style:font-size-asian="11pt" style:font-size-complex="11pt"/>
    </style:style>
  </office:automatic-styles>
  <office:body>
    <office:text text:use-soft-page-breaks="true">
      <text:h text:style-name="P1" text:outline-level="4">AsPredicted Preregistration Template</text:h>
      <text:p text:style-name="P2">Fee Forberich</text:p>
      <text:p text:style-name="P3">Data created: 28. October, 2021</text:p>
      <text:h text:style-name="P4" text:outline-level="4">1) Data collection. Have any data been collected for this study already?</text:h>
      <text:p text:style-name="P5"><text:span text:style-name="T6">We collected data from seven (7) participants. However, we have not<text:s/></text:span><text:span text:style-name="T7">performed any data analysis at the time of writing this preregistration. We looked at the file format of the data (.csv) for one (1) participant, to ensure our program was saving information correctly.<text:s/></text:span></text:p>
      <text:h text:style-name="P8" text:outline-level="4">2) Hypothesis. What's the main question being asked or hypothesis being tested in this study?</text:h>
      <text:p text:style-name="P9">In the experiment, we asked participants to listen to audio stimuli and report if they heard “Yanny” or “Laurel”.<text:s/></text:p>
      <text:p text:style-name="P10">We ask, why participants respond “Yanny” or “Laurel” to a given (ambiguous) audio stimulus. We hypothesize that people’s perception of “Yanny” vs. “Laurel” relies on the frequency content of the audio stimulus, thus we predict that we can manipulate people’s perception (e.g. the proportion of trials on which they respond “Yanny”) by changing the dB ration of the upper vs. lower frequencies in the audio stimulus. Specifically we predict that when the lower frequencies are [more present] in the audio stimulus, participants perception will be biased towards “Laurel”, and vice versa, when the higher frequencies are [more present], perception will be biased towards “Yanny”.<text:s/></text:p>
      <text:p text:style-name="P11">We hypothesize that the dB ration manipulation affects the ambiguity of the stimulus. Since reaction times may index certainty, we predict that RTs will be comparatively longer for auditory<text:s/>tokens that are more similar to the original audio, that for auditory <text:s/>tokens with more extreme high/low dB ratios.</text:p>
      <text:h text:style-name="P12" text:outline-level="4">3) Dependent variable. Describe the key dependent variable(s) specifying how they will be measured.</text:h>
      <text:p text:style-name="P13">The main dependent variable is the participants response to the tow-alternative-forced-choice tasks (2AFC task), asking whether they heard “Yanny” or “Laurel”. Analyses will be conducted on the proportion of trials where participants heard “Yanny”. We will also analyze reaction times (RT) for each response.</text:p>
      <text:p text:style-name="P14">We are also interested in looking at the effect of age, sex and years of musical experience on the proportion of “Yanny” responses.<text:s/></text:p>
      <text:p text:style-name="Textbody"><text:span text:style-name="fontstyle01">we measured individual difference factors that were</text:span><text:span text:style-name="T15"><text:line-break/></text:span><text:span text:style-name="fontstyle01">expected to contribute to the illusion (i.e., music train</text:span><text:span text:style-name="fontstyle01">ing,</text:span><text:span text:style-name="T16"><text:line-break/></text:span><text:span text:style-name="fontstyle01">suggestibility, music preferences, and personality).</text:span></text:p>
      <text:h text:style-name="P17" text:outline-level="4">4) Conditions. How many and which conditions will participants be assigned to?</text:h>
      <text:p text:style-name="P18">All participants are in the same condition group. All participants hear the original audio token (form the Yanny/Laurel-internet meme) and 10 filter versions in which the higher or lower frequencies have been attenuated.<text:s/></text:p>
      <text:p text:style-name="P19">All participants performed three blocks: in each block the 11 audio tokens are presented twice in pseudo-random order (all 11 are heard in random order,<text:s/>then all 11 are heard again in another random order). Each participant hears and responds to each token a total of 6 times.</text:p>
      <text:soft-page-break/>
      <text:h text:style-name="P20" text:outline-level="4">5) Analyses. Specify exactly which analyses you will conduct to examine the main question/hypothesis.</text:h>
      <text:p text:style-name="P21">To determine whether the dB<text:s/>ration manipulation significantly effects the proportion of “Yanny” responses, we will perform a logistic regression using proportions “Yanny” responses as outcome variable and dB ration as predictor. Our model will be specified by a binomial distribution<text:s/>with a logit link function. We will also run a model using dB ration as well as sex, age and years of musical experience as predictors to determine the effects of thee variables on proportion “Yanny” responses.</text:p>
      <text:p text:style-name="P22">To determine whether RTs are modulated by dB<text:s/>ration (for the purposes of our study, an index of stimulus ambiguity), we will perform a polynomial linear regression with RTs as outcome variable and dB ration as predictors.<text:s/></text:p>
      <text:h text:style-name="P23" text:outline-level="4">6) Outliers and Exclusions. Describe exactly how outliers will be defined and<text:s/>handled, and your precise rule(s) for excluding observations.</text:h>
      <text:p text:style-name="P24">We will exclude particularly slow and particularly fast responses, defined as the median +-3* the median absolute deviation. However if this procedure eliminates more than five % of observations, we will opt for a factor to multiply the MAD by, that allows for retention of at least 95% of the data.</text:p>
      <text:h text:style-name="Überschrift4" text:outline-level="4"><text:span text:style-name="T25">7) Sample Size. How many observations will be collected or what will determine sample size?</text:span><text:span text:style-name="T26"><text:line-break/></text:span><text:span text:style-name="T27">No need to justify decision, but be precise about<text:s/></text:span><text:span text:style-name="T28">exactly</text:span><text:span text:style-name="T29"><text:s/>how the number will be determined.</text:span></text:h>
      <text:p text:style-name="P30">We restricted our data collection to the class of EXPRA Group 6, plus the instructor and the instructors friend. Our sample size is therefore 7 participants.</text:p>
      <text:h text:style-name="P31" text:outline-level="4">8) Other. Anything else you would like to pre-register?<text:s/><text:line-break/>(e.g., secondary analyses, variables collected for exploratory purposes, unusual analyses planned?)</text:h>
      <text:p text:style-name="P32">None</text:p>
      <text:h text:style-name="P33" text:outline-level="4">9) Name. Give a title for this AsPredicted pre-registration<text:s/><text:line-break/>Suggestion: use the name of the project, followed by study description.</text:h>
      <text:h text:style-name="P34" text:outline-level="4">Finally. For record keeping purposes, please tell us the type of study you are pre-registering.</text:h>
      <text:p text:style-name="P35">Other: Demonstration experiment</text:p>
      <text:p text:style-name="P36"><text:span text:style-name="T37">(</text:span><text:a xlink:href="https://aspredicted.org/create.php" office:target-frame-name="_top" xlink:show="replace"><text:span text:style-name="T38">https://aspredicted.org/create.php</text:span></text:a><text:span text:style-name="T3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dvOT1ef757c0" svg:font-family="AdvOT1ef757c0"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4" style:display-name="Überschrift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ntstyle01" style:display-name="fontstyle01" style:family="text" style:parent-style-name="Absatz-Standardschriftart">
      <style:text-properties style:font-name="AdvOT1ef757c0" fo:font-weight="normal" style:font-weight-asian="normal" style:font-weight-complex="normal" fo:font-style="normal" style:font-style-asian="normal" style:font-style-complex="normal" fo:color="#000000"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ee Forberich</meta:initial-creator>
    <dc:creator>9aoulr_ww0@goetheuniversitaet.onmicrosoft.com</dc:creator>
    <meta:creation-date>2021-10-28T15:23:00Z</meta:creation-date>
    <dc:date>2021-11-04T16:53:00Z</dc:date>
    <meta:template xlink:href="Normal" xlink:type="simple"/>
    <meta:editing-cycles>6</meta:editing-cycles>
    <meta:editing-duration>PT0S</meta:editing-duration>
    <meta:document-statistic meta:page-count="2" meta:paragraph-count="10" meta:word-count="688" meta:character-count="5013" meta:row-count="36" meta:non-whitespace-character-count="4335"/>
  </office:meta>
</office:document-meta>
</file>